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1e8e96" officeooo:paragraph-rsid="001e8e96" style:font-size-asian="14pt" style:font-weight-asian="normal" style:font-size-complex="14pt" style:font-weight-complex="normal"/>
    </style:style>
    <style:style style:name="P4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e8e96" officeooo:paragraph-rsid="001e8e96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e8e96" officeooo:paragraph-rsid="001e8e96" style:font-size-asian="14pt" style:font-weight-asian="bold" style:font-size-complex="14pt" style:font-weight-complex="bold"/>
    </style:style>
    <style:style style:name="P6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0313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1e8e96" officeooo:paragraph-rsid="001e8e96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1e8e96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1e23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bold" officeooo:rsid="001e8e96" officeooo:paragraph-rsid="0021e23f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0313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1e23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228180" officeooo:paragraph-rsid="00228180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aa95" loext:opacity="100%" style:font-name="Liberation Serif" fo:font-size="14pt" fo:font-style="normal" fo:font-weight="bold" officeooo:rsid="001e8e96" officeooo:paragraph-rsid="0022b573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031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313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1e23f"/>
    </style:style>
    <style:style style:name="T6" style:family="text">
      <style:text-properties officeooo:rsid="0022b5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Архивация</text:h>
      <text:h text:style-name="P1" text:outline-level="2">dd if=/dev/zero of=zerofile </text:h>
      <text:p text:style-name="P2">rm zerofile</text:p>
      <text:p text:style-name="P2">dd if=/dev/sdХ bs=1024 conv=noerror,sync | pv | gzip -c -9 &gt; /путь до архива/backup-sdX.img.gz </text:p>
      <text:p text:style-name="P3">или</text:p>
      <text:p text:style-name="P2">dd if=/dev/sdX bs=1024 conv=noerror,sync | xz -9 &gt; /путь до архива/backup-sdaXimg.xz</text:p>
      <text:p text:style-name="P2"/>
      <text:p text:style-name="P5">Восстановление</text:p>
      <text:p text:style-name="P3">gunzip -c backup-sdX.img.gz | pv | dd of=/dev/sdX bs=1024 conv=noerror,sync</text:p>
      <text:p text:style-name="P3"/>
      <text:p text:style-name="P8">sdd <text:s text:c="10"/>8:48 <text:s text:c="2"/>1 <text:s/>29.7G <text:s/>0 disk </text:p>
      <text:p text:style-name="P8">├─sdd1 <text:s text:c="7"/>8:49 <text:s text:c="2"/>1 213.6M <text:s/>0 part /media/user/BOOT_OPIOS</text:p>
      <text:p text:style-name="P8">└─sdd2 <text:s text:c="7"/>8:50 <text:s text:c="2"/>1 <text:s/>29.5G <text:s/>0 part /media/user/ROOT_OPIOS</text:p>
      <text:p text:style-name="P11">sudo mkdir -p /tmp/temp1</text:p>
      <text:p text:style-name="P11">sudo mount /dev/sdd2 <text:s text:c="2"/>/tmp/temp1</text:p>
      <text:h text:style-name="P6" text:outline-level="2">sudo dd if=/dev/zero of=/tmp/temp1/zerofile</text:h>
      <text:p text:style-name="P11"/>
      <text:p text:style-name="P11">24446038016 bytes (24 GB, 23 GiB) copied, 388.965 s, 62.8 MB/s</text:p>
      <text:p text:style-name="P9"><text:span text:style-name="T1">sudo </text:span>rm /tmp/temp1/zerofile</text:p>
      <text:p text:style-name="P13">sudo su</text:p>
      <text:p text:style-name="P10">dd if=/dev/<text:span text:style-name="T5">sdd</text:span> bs=1024 conv=noerror,sync | pv | gzip -c -9 &gt; <text:span text:style-name="T5">~</text:span>/backup_<text:span text:style-name="T5">OPIOS</text:span>.img.gz </text:p>
      <text:p text:style-name="P9"/>
      <text:p text:style-name="P14">gunzip -c <text:span text:style-name="T5">~</text:span>/backup_<text:span text:style-name="T5">OPIOS</text:span>.img.gz | pv | dd of=/dev/sd<text:span text:style-name="T6">d</text:span> bs=1024 conv=noerror,syn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4-15T14:31:59.576925329</dc:date>
    <meta:editing-duration>PT1H28M10S</meta:editing-duration>
    <meta:editing-cycles>16</meta:editing-cycles>
    <meta:document-statistic meta:table-count="0" meta:image-count="0" meta:object-count="0" meta:page-count="1" meta:paragraph-count="19" meta:word-count="113" meta:character-count="835" meta:non-whitespace-character-count="700"/>
  </office:meta>
</office:document-meta>
</file>